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sobné zhodnocení - Gergely Szép</text:p>
      <text:p text:style-name="Standard"/>
      <text:p text:style-name="Standard">Moje práce spočívala hlavně v návrhu a vytvoření grafického rozhraní aplikace. Kromě toho jsem pracoval i částečně na analýzu a na úvodním plánu projektu. Kladně hodnotím, že jsem v rámci toho projektu mohol získat zkoušenosti s Twitter Bootstrap framework-em a i obecně s návrhem webových stránek, co mě hodně baví. Nejvetší problém v týmu, podle mého názoru, byla s komunikací. Osobně můžu říct, že byl jsem v kontaktu kontinuálně pouze s naším programátorem. Co se týče mého práce, trošku negativně hodnotím, že jsem neměl dostatek motivací na to, abych se naučil v RoR a pomáhal v programování a proto nejvetší část práce zůstala na jednoho člověka. Takže jako závěr, můžu říct, že na můj osobní rozvoj projekt působil pozitivně, a kdyby jsme rozdělili práce rozumněji, byly bych schopný odevzdat všechno i v čas.</text:p>
      <text:p text:style-name="Standard"/>
      <text:p text:style-name="Standard">Prosím, někdo to přečístě, a prípadne prekladajte, na rozumitelnú spisovnú cestinu, díky: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08T03:10:50.64</meta:creation-date>
    <meta:document-statistic meta:table-count="0" meta:image-count="0" meta:object-count="0" meta:page-count="1" meta:paragraph-count="3" meta:word-count="150" meta:character-count="940"/>
    <dc:date>2013-01-08T03:47:42.13</dc:date>
    <meta:editing-duration>PT6M23S</meta:editing-duration>
    <meta:editing-cycles>1</meta:editing-cycles>
    <meta:generator>OpenOffice.org/3.3$Win32 OpenOffice.org_project/330m20$Build-9567</meta:generator>
  </office:meta>
</office:document-meta>
</file>